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prum" svg:font-family="Cuprum" style:font-pitch="variable"/>
    <style:font-face style:name="Stint Ultra Condensed" svg:font-family="'Stint Ultra Condensed'" style:font-pitch="variable"/>
    <style:font-face style:name="Teko" svg:font-family="Teko" style:font-pitch="variable"/>
    <style:font-face style:name="Yanone Kaffeesatz ExtraLight" svg:font-family="'Yanone Kaffeesatz Extra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T Sans Narrow" svg:font-family="'PT Sans Narrow'" style:font-family-generic="swiss" style:font-pitch="variable"/>
    <style:font-face style:name="Pathway Gothic One" svg:font-family="'Pathway Gothic One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1.632cm"/>
    </style:style>
    <style:style style:name="P1" style:family="paragraph">
      <style:text-properties style:font-name="PT Sans Narrow"/>
    </style:style>
    <style:style style:name="P2" style:family="paragraph">
      <loext:graphic-properties draw:fill="none"/>
      <style:text-properties style:font-name="PT Sans Narrow"/>
    </style:style>
    <style:style style:name="P3" style:family="paragraph">
      <style:text-properties style:font-name="Pathway Gothic One"/>
    </style:style>
    <style:style style:name="P4" style:family="paragraph">
      <loext:graphic-properties draw:fill="none"/>
      <style:text-properties style:font-name="Pathway Gothic One"/>
    </style:style>
    <style:style style:name="P5" style:family="paragraph">
      <style:text-properties style:font-name="Stint Ultra Condensed" fo:font-size="60pt" style:font-size-asian="60pt" style:font-size-complex="60pt"/>
    </style:style>
    <style:style style:name="P6" style:family="paragraph">
      <loext:graphic-properties draw:fill="none"/>
      <style:text-properties style:font-name="Stint Ultra Condensed" fo:font-size="60pt" style:font-size-asian="60pt" style:font-size-complex="60pt"/>
    </style:style>
    <style:style style:name="P7" style:family="paragraph">
      <style:text-properties style:font-name="Teko"/>
    </style:style>
    <style:style style:name="P8" style:family="paragraph">
      <loext:graphic-properties draw:fill="none"/>
      <style:text-properties style:font-name="Teko"/>
    </style:style>
    <style:style style:name="P9" style:family="paragraph">
      <style:text-properties style:font-name="Yanone Kaffeesatz ExtraLight" fo:font-weight="bold" style:font-weight-asian="bold" style:font-weight-complex="bold"/>
    </style:style>
    <style:style style:name="P10" style:family="paragraph">
      <loext:graphic-properties draw:fill="none"/>
      <style:text-properties style:font-name="Yanone Kaffeesatz ExtraLight" fo:font-weight="bold" style:font-weight-asian="bold" style:font-weight-complex="bold"/>
    </style:style>
    <style:style style:name="T1" style:family="text">
      <style:text-properties fo:color="#73cc29" style:font-name="PT Sans Narrow" fo:font-size="40pt"/>
    </style:style>
    <style:style style:name="T2" style:family="text">
      <style:text-properties fo:color="#73cc29" style:font-name="Pathway Gothic One" fo:font-size="40pt"/>
    </style:style>
    <style:style style:name="T3" style:family="text">
      <style:text-properties fo:color="#73cc29" fo:font-size="60pt" style:font-size-asian="60pt" style:font-size-complex="60pt"/>
    </style:style>
    <style:style style:name="T4" style:family="text">
      <style:text-properties fo:color="#73cc29" style:font-name="Teko" fo:font-size="40pt"/>
    </style:style>
    <style:style style:name="T5" style:family="text">
      <style:text-properties fo:color="#73cc29" style:font-name="Yanone Kaffeesatz ExtraLight" fo:font-size="40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5.725cm" svg:height="2.076cm" svg:x="0.975cm" svg:y="1cm">
          <draw:text-box>
            <text:p text:style-name="P1"><text:span text:style-name="T1">Garten- und Landschaftsbau</text:span></text:p>
          </draw:text-box>
        </draw:frame>
        <draw:frame draw:style-name="gr1" draw:text-style-name="P4" draw:layer="layout" svg:width="15.725cm" svg:height="1.882cm" svg:x="1cm" svg:y="3cm">
          <draw:text-box>
            <text:p text:style-name="P3"><text:span text:style-name="T2">Garten- und Landschaftsbau</text:span></text:p>
          </draw:text-box>
        </draw:frame>
        <draw:frame draw:style-name="gr1" draw:text-style-name="P6" draw:layer="layout" svg:width="15.725cm" svg:height="2.643cm" svg:x="1.075cm" svg:y="4.757cm">
          <draw:text-box>
            <text:p text:style-name="P5"><text:span text:style-name="T3">Garten- und Landschaftsbau</text:span></text:p>
          </draw:text-box>
        </draw:frame>
        <draw:frame draw:style-name="gr1" draw:text-style-name="P8" draw:layer="layout" svg:width="15.725cm" svg:height="2.27cm" svg:x="1.075cm" svg:y="7.1cm">
          <draw:text-box>
            <text:p text:style-name="P7"><text:span text:style-name="T4">Garten- und Landschaftsbau</text:span></text:p>
          </draw:text-box>
        </draw:frame>
        <draw:frame draw:style-name="gr1" draw:text-style-name="P10" draw:layer="layout" svg:width="15.725cm" svg:height="1.882cm" svg:x="0.975cm" svg:y="8.9cm">
          <draw:text-box>
            <text:p text:style-name="P9"><text:span text:style-name="T5">Garten- und Landschaftsba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uprum" svg:font-family="Cuprum" style:font-pitch="variable"/>
    <style:font-face style:name="Stint Ultra Condensed" svg:font-family="'Stint Ultra Condensed'" style:font-pitch="variable"/>
    <style:font-face style:name="Teko" svg:font-family="Teko" style:font-pitch="variable"/>
    <style:font-face style:name="Yanone Kaffeesatz ExtraLight" svg:font-family="'Yanone Kaffeesatz Extra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T Sans Narrow" svg:font-family="'PT Sans Narrow'" style:font-family-generic="swiss" style:font-pitch="variable"/>
    <style:font-face style:name="Pathway Gothic One" svg:font-family="'Pathway Gothic One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4T13:04:02.051202480</meta:creation-date>
    <dc:date>2020-08-14T13:08:28.786690469</dc:date>
    <meta:editing-duration>PT4M27S</meta:editing-duration>
    <meta:editing-cycles>1</meta:editing-cycles>
    <meta:document-statistic meta:object-count="5"/>
    <meta:generator>LibreOffice/6.0.7.3$Linux_X86_64 LibreOffice_project/00m0$Build-3</meta:generator>
  </office:meta>
</office:document-meta>
</file>